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ff0000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000000" style:font-name="DejaVu Sans Condensed"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<text:span text:style-name="T1"><text:text-input text:description="">$name</text:text-input></text:span>! </text:p>
      <text:p text:style-name="Standard"/>
      <text:p text:style-name="Standard">Just for test <text:s/><text:span text:style-name="T1"><text:text-input text:description="">$name</text:text-input></text:span><text:span text:style-name="T1"> </text:span><text:span text:style-name="T4"><text:text-input text:description="">$name</text:text-input></text:span><text:span text:style-name="T2"> </text:span><text:span text:style-name="T3"><text:text-input text:description="">$name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28S</meta:editing-duration>
    <meta:editing-cycles>9</meta:editing-cycles>
    <meta:generator>LibreOffice/3.5$Windows_x86 LibreOffice_project/7e68ba2-a744ebf-1f241b7-c506db1-7d53735</meta:generator>
    <dc:date>2012-03-06T14:53:29.93</dc:date>
    <meta:document-statistic meta:table-count="0" meta:image-count="0" meta:object-count="0" meta:page-count="1" meta:paragraph-count="2" meta:word-count="8" meta:character-count="45" meta:non-whitespace-character-count="37"/>
    <meta:user-defined meta:name="Info 1"/>
    <meta:user-defined meta:name="Info 2"/>
    <meta:user-defined meta:name="Info 3"/>
    <meta:user-defined meta:name="Info 4"/>
  </office:meta>
</office:document-meta>
</file>